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9pt" fo:language="en" fo:country="US" officeooo:rsid="000d9272" officeooo:paragraph-rsid="000d9272" style:font-size-asian="9pt" style:font-size-complex="9pt"/>
    </style:style>
    <style:style style:name="P2" style:family="paragraph" style:parent-style-name="Standard">
      <style:text-properties style:font-name="Liberation Mono" fo:font-size="8pt" fo:language="en" fo:country="US" officeooo:rsid="000c62b7" officeooo:paragraph-rsid="000c62b7" style:font-size-asian="8pt" style:font-size-complex="8pt"/>
    </style:style>
    <style:style style:name="P3" style:family="paragraph" style:parent-style-name="Standard">
      <style:text-properties fo:language="en" fo:country="US" officeooo:rsid="000bc6ad" officeooo:paragraph-rsid="000bc6ad"/>
    </style:style>
    <style:style style:name="P4" style:family="paragraph" style:parent-style-name="Standard">
      <style:text-properties fo:language="en" fo:country="US" officeooo:paragraph-rsid="000bc6ad"/>
    </style:style>
    <style:style style:name="P5" style:family="paragraph" style:parent-style-name="Standard">
      <style:text-properties fo:language="en" fo:country="US" officeooo:paragraph-rsid="000c62b7"/>
    </style:style>
    <style:style style:name="P6" style:family="paragraph" style:parent-style-name="Standard">
      <style:text-properties fo:language="en" fo:country="US" officeooo:rsid="000c62b7" officeooo:paragraph-rsid="000c62b7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Liberation Mono" fo:font-size="8pt" fo:language="en" fo:country="US" fo:font-style="italic" officeooo:rsid="000c62b7" officeooo:paragraph-rsid="001028bc" style:font-size-asian="8pt" style:font-style-asian="italic" style:font-size-complex="8pt" style:font-style-complex="italic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Liberation Mono" fo:font-size="8pt" fo:language="en" fo:country="US" officeooo:rsid="000c62b7" officeooo:paragraph-rsid="001028bc" style:font-size-asian="8pt" style:font-size-complex="8pt"/>
    </style:style>
    <style:style style:name="P9" style:family="paragraph" style:parent-style-name="Standard">
      <style:paragraph-properties fo:margin-left="0.4925in" fo:margin-right="0in" fo:margin-top="0in" fo:margin-bottom="0.0598in" style:contextual-spacing="false" fo:text-indent="0in" style:auto-text-indent="false"/>
      <style:text-properties style:font-name="Liberation Mono" fo:font-size="8pt" fo:language="en" fo:country="US" officeooo:rsid="000c62b7" officeooo:paragraph-rsid="001028bc" style:font-size-asian="8pt" style:font-size-complex="8pt"/>
    </style:style>
    <style:style style:name="P10" style:family="paragraph" style:parent-style-name="Standard">
      <style:paragraph-properties fo:margin-left="0.4925in" fo:margin-right="0in" fo:margin-top="0in" fo:margin-bottom="0.0598in" style:contextual-spacing="false" fo:text-indent="0in" style:auto-text-indent="false"/>
      <style:text-properties fo:language="en" fo:country="US" officeooo:rsid="000c62b7" officeooo:paragraph-rsid="001028bc"/>
    </style:style>
    <style:style style:name="P11" style:family="paragraph" style:parent-style-name="Standard">
      <style:paragraph-properties fo:margin-left="0.4925in" fo:margin-right="0in" fo:margin-top="0in" fo:margin-bottom="0.0598in" style:contextual-spacing="false" fo:text-indent="0in" style:auto-text-indent="false">
        <style:tab-stops>
          <style:tab-stop style:position="0.1709in"/>
        </style:tab-stops>
      </style:paragraph-properties>
      <style:text-properties fo:language="en" fo:country="US" officeooo:paragraph-rsid="000d9272"/>
    </style:style>
    <style:style style:name="P12" style:family="paragraph" style:parent-style-name="Standard">
      <style:paragraph-properties fo:margin-left="1.4772in" fo:margin-right="0in" fo:text-indent="0in" style:auto-text-indent="false"/>
      <style:text-properties style:font-name="Liberation Mono" fo:font-size="8pt" fo:language="en" fo:country="US" fo:font-style="italic" officeooo:rsid="000c62b7" officeooo:paragraph-rsid="000c62b7" style:font-size-asian="8pt" style:font-style-asian="italic" style:font-size-complex="8pt" style:font-style-complex="italic"/>
    </style:style>
    <style:style style:name="P13" style:family="paragraph" style:parent-style-name="Standard">
      <style:paragraph-properties fo:margin-left="1.4772in" fo:margin-right="0in" fo:text-indent="0in" style:auto-text-indent="false"/>
      <style:text-properties style:font-name="Liberation Mono" fo:font-size="8pt" fo:language="en" fo:country="US" fo:font-style="italic" officeooo:rsid="001028bc" officeooo:paragraph-rsid="001028b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left="1.4772in" fo:margin-right="0in" fo:text-indent="0in" style:auto-text-indent="false"/>
      <style:text-properties style:font-name="Liberation Mono" fo:font-size="8pt" fo:language="en" fo:country="US" officeooo:rsid="000c62b7" officeooo:paragraph-rsid="000c62b7" style:font-size-asian="8pt" style:font-size-complex="8pt"/>
    </style:style>
    <style:style style:name="P15" style:family="paragraph" style:parent-style-name="Standard">
      <style:paragraph-properties fo:margin-left="1.4772in" fo:margin-right="0in" fo:text-indent="0in" style:auto-text-indent="false"/>
      <style:text-properties fo:language="en" fo:country="US" officeooo:paragraph-rsid="000c62b7"/>
    </style:style>
    <style:style style:name="P16" style:family="paragraph" style:parent-style-name="Standard">
      <style:paragraph-properties fo:margin-top="0in" fo:margin-bottom="0.0598in" style:contextual-spacing="false"/>
      <style:text-properties fo:language="en" fo:country="US" officeooo:rsid="000bc6ad" officeooo:paragraph-rsid="000bc6ad"/>
    </style:style>
    <style:style style:name="P17" style:family="paragraph" style:parent-style-name="Standard">
      <style:paragraph-properties fo:margin-top="0in" fo:margin-bottom="0.0598in" style:contextual-spacing="false"/>
      <style:text-properties fo:language="en" fo:country="US" officeooo:paragraph-rsid="000c62b7"/>
    </style:style>
    <style:style style:name="P18" style:family="paragraph" style:parent-style-name="Standard">
      <style:paragraph-properties fo:margin-top="0in" fo:margin-bottom="0.0598in" style:contextual-spacing="false"/>
      <style:text-properties fo:language="en" fo:country="US" officeooo:rsid="000c62b7" officeooo:paragraph-rsid="000c62b7"/>
    </style:style>
    <style:style style:name="P19" style:family="paragraph" style:parent-style-name="Standard">
      <style:text-properties fo:language="en" fo:country="US" officeooo:rsid="000bc6ad" officeooo:paragraph-rsid="001291cd"/>
    </style:style>
    <style:style style:name="P20" style:family="paragraph" style:parent-style-name="Standard">
      <style:text-properties fo:language="en" fo:country="US" officeooo:rsid="001291cd" officeooo:paragraph-rsid="001291cd"/>
    </style:style>
    <style:style style:name="P21" style:family="paragraph" style:parent-style-name="Standard">
      <style:text-properties fo:language="en" fo:country="US" officeooo:paragraph-rsid="001291cd"/>
    </style:style>
    <style:style style:name="T1" style:family="text">
      <style:text-properties officeooo:rsid="000bc6ad"/>
    </style:style>
    <style:style style:name="T2" style:family="text">
      <style:text-properties officeooo:rsid="000c282b"/>
    </style:style>
    <style:style style:name="T3" style:family="text">
      <style:text-properties officeooo:rsid="000c62b7"/>
    </style:style>
    <style:style style:name="T4" style:family="text">
      <style:text-properties officeooo:rsid="000d6086"/>
    </style:style>
    <style:style style:name="T5" style:family="text">
      <style:text-properties officeooo:rsid="000d9272"/>
    </style:style>
    <style:style style:name="T6" style:family="text">
      <style:text-properties officeooo:rsid="000ecd3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028bc"/>
    </style:style>
    <style:style style:name="T9" style:family="text">
      <style:text-properties officeooo:rsid="0011136c"/>
    </style:style>
    <style:style style:name="T10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Liberation Mono" fo:font-size="10pt" fo:font-style="italic" officeooo:rsid="000d9272" style:font-size-asian="10pt" style:font-style-asian="italic" style:font-size-complex="10pt" style:font-style-complex="italic"/>
    </style:style>
    <style:style style:name="T12" style:family="text">
      <style:text-properties style:font-name="Liberation Mono" fo:font-size="10pt" fo:font-style="italic" officeooo:rsid="000bc6ad" style:font-size-asian="10pt" style:font-style-asian="italic" style:font-size-complex="10pt" style:font-style-complex="italic"/>
    </style:style>
    <style:style style:name="T13" style:family="text">
      <style:text-properties style:font-name="Liberation Mono" fo:font-size="10pt" fo:font-style="italic" officeooo:rsid="000c282b" style:font-size-asian="10pt" style:font-style-asian="italic" style:font-size-complex="10pt" style:font-style-complex="italic"/>
    </style:style>
    <style:style style:name="T14" style:family="text">
      <style:text-properties style:font-name="Liberation Mono" fo:font-size="10pt" fo:font-style="italic" officeooo:rsid="000c62b7" style:font-size-asian="10pt" style:font-style-asian="italic" style:font-size-complex="10pt" style:font-style-complex="italic"/>
    </style:style>
    <style:style style:name="T15" style:family="text">
      <style:text-properties style:font-name="Liberation Mono" fo:font-size="8pt" fo:font-style="italic" officeooo:rsid="000c62b7" style:font-size-asian="8pt" style:font-style-asian="italic" style:font-size-complex="8pt" style:font-style-complex="italic"/>
    </style:style>
    <style:style style:name="T16" style:family="text">
      <style:text-properties style:font-name="Liberation Mono" fo:font-size="8pt" fo:font-style="italic" officeooo:rsid="00123691" style:font-size-asian="8pt" style:font-style-asian="italic" style:font-size-complex="8pt" style:font-style-complex="italic"/>
    </style:style>
    <style:style style:name="T17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Liberation Mono1" fo:font-size="10pt" fo:font-style="italic" officeooo:rsid="000bc6ad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rphyrograph: New features for summer 2024</text:p>
      <text:p text:style-name="P20"><text:tab/></text:p>
      <text:p text:style-name="P19">- a <text:span text:style-name="T4">full </text:span>scenario <text:span text:style-name="T10">PG_full_scenario.csv</text:span> contains all the possible variables used for controlling PG.</text:p>
      <text:p text:style-name="P21"><text:span text:style-name="T1">Any scenario can only use a subset of these variables. Additional variables will not be taken into </text:span><text:span text:style-name="T3">consideration</text:span><text:span text:style-name="T1"> unless they are added to the full scenario, and PG is recompiled after running the script </text:span><text:span text:style-name="T18">PG_cpp_source_generator</text:span><text:span text:style-name="T1">.</text:span></text:p>
      <text:p text:style-name="P4"/>
      <text:p text:style-name="P16">- the former header file data have been dispatched as follows:</text:p>
      <text:p text:style-name="P16"><text:tab/>- the project data (UDP client/server, cameras, shaders) have been added to the scenario after the scenes and before the previously existing data</text:p>
      <text:p text:style-name="P16"><text:span text:style-name="T3"><text:tab/></text:span>- the project variables such as screen position have been added to the full scenario</text:p>
      <text:p text:style-name="P4"><text:span text:style-name="T3"><text:tab/></text:span><text:span text:style-name="T1">- the structure variables such as screen size have been </text:span><text:span text:style-name="T9">located</text:span><text:span text:style-name="T1"> into a new include </text:span><text:span text:style-name="T9">header </text:span><text:span text:style-name="T1">file </text:span><text:span text:style-name="T9"><text:line-break/></text:span><text:span text:style-name="T12">pg-</text:span><text:span text:style-name="T13">header.h</text:span><text:span text:style-name="T2"> together with other constants from </text:span><text:span text:style-name="T13">pg</text:span><text:span text:style-name="T14">-all_include.h</text:span></text:p>
      <text:p text:style-name="P3"/>
      <text:p text:style-name="P17"><text:span text:style-name="T3">- the <text:s/></text:span><text:span text:style-name="T12">PG_source_generator.py</text:span><text:span text:style-name="T3"> </text:span><text:span text:style-name="T5">has been split <text:s/>into two scripts</text:span><text:span text:style-name="T3">:</text:span></text:p>
      <text:p text:style-name="P18"><text:tab/>- <text:span text:style-name="T10">PG_cpp_source_generator</text:span> generates C++ code to bind the C++ variables with glsl variables in the shaders<text:span text:style-name="T5"> (used for recompiling PG after adding new variables in the full scenario)</text:span></text:p>
      <text:p text:style-name="P7"># code generated from full scenario for binding C++ and GLSL variables</text:p>
      <text:p text:style-name="P8">include/pg_script_header_Core.h<text:span text:style-name="T8"> (externals for full scenario-based shader variables)</text:span></text:p>
      <text:p text:style-name="P8">pg_render_body_Core.cpp<text:span text:style-name="T8"> (loads C++ variable values into tables passed to shaders as uniforms)</text:span></text:p>
      <text:p text:style-name="P8">pg_script_body_Core.cpp<text:span text:style-name="T8"> </text:span><text:span text:style-name="T9">(full scenario-based variables and callBacks)</text:span></text:p>
      <text:p text:style-name="P9">pg_shader_body_bind_Core.cpp<text:span text:style-name="T9"> (allocates tables for passing C++ variable values to shaders)</text:span></text:p>
      <text:p text:style-name="P10"><text:span text:style-name="T8">-</text:span> <text:span text:style-name="T10">PG_glsl_source_generator</text:span> produces a new version of the scenes in which variables are ranked in the same order as in the full scenarios</text:p>
      <text:p text:style-name="P11"><text:span text:style-name="T5">- </text:span><text:span text:style-name="T11">PG_glsl_source_generator</text:span><text:span text:style-name="T5"> </text:span><text:span text:style-name="T3">generates </text:span><text:span text:style-name="T5">glsl shader</text:span><text:span text:style-name="T3"> code </text:span><text:span text:style-name="T5">(full versions) </text:span><text:span text:style-name="T3">to bind the C++ variables with glsl variables in the shaders</text:span><text:span text:style-name="T5"> (used for generating new full shaders when the shader codes are modified)</text:span></text:p>
      <text:p text:style-name="P5"><text:span text:style-name="T3">It is not necessary to use </text:span><text:span text:style-name="T5">these generators</text:span><text:span text:style-name="T3"> before executing porphyrograph</text:span><text:span text:style-name="T5"> if the full scenario and the shaders are not modified</text:span></text:p>
      <text:p text:style-name="P6"/>
      <text:p text:style-name="P18">- The C++ modules have been reorganized by finer grained functionalities, all global variables and functions have been renamed with a pg_ prefix. Enumerations have been prefixed with pg_enum_.<text:span text:style-name="T6"> The modules are</text:span></text:p>
      <text:p text:style-name="P12"># global includes</text:p>
      <text:p text:style-name="P14">include/pg-all_include.h</text:p>
      <text:p text:style-name="P12"># audio processing (PureData, PortAudio)</text:p>
      <text:p text:style-name="P14">include/pg-audio.h</text:p>
      <text:p text:style-name="P14">pg-audio.cpp</text:p>
      <text:p text:style-name="P14"><text:span text:style-name="T7"># generic callBack functions</text:span> </text:p>
      <text:p text:style-name="P14">include/pg-callBack.h</text:p>
      <text:p text:style-name="P14">pg-callBack.cpp</text:p>
      <text:p text:style-name="P12"># SVG clipArt (NVIDIA NV_path_rendering)</text:p>
      <text:p text:style-name="P14">include/pg-clipArt.h</text:p>
      <text:p text:style-name="P14">pg-clipArt.cpp</text:p>
      <text:p text:style-name="P15"><text:span text:style-name="T15"># color management and audio</text:span><text:span text:style-name="T16">-based</text:span><text:span text:style-name="T15"> </text:span><text:span text:style-name="T16">color modulation</text:span></text:p>
      <text:p text:style-name="P14">include/pg-color.h</text:p>
      <text:p text:style-name="P14">pg-color.cpp</text:p>
      <text:p text:style-name="P12"># flashes between layers</text:p>
      <text:p text:style-name="P14">include/pg-flash.h</text:p>
      <text:p text:style-name="P14">pg-flash.cpp</text:p>
      <text:p text:style-name="P12"># GUI management</text:p>
      <text:p text:style-name="P14">include/pg-gui.h</text:p>
      <text:p text:style-name="P14">pg-gui.cpp</text:p>
      <text:p text:style-name="P12"># constants</text:p>
      <text:p text:style-name="P14">include/pg-header.h</text:p>
      <text:p text:style-name="P12"><text:soft-page-break/># variable initialization</text:p>
      <text:p text:style-name="P14">include/pg-init.h</text:p>
      <text:p text:style-name="P14">pg-init.cpp</text:p>
      <text:p text:style-name="P12"># light management</text:p>
      <text:p text:style-name="P14">include/pg-light.h</text:p>
      <text:p text:style-name="P14">pg-light.cpp</text:p>
      <text:p text:style-name="P12"># main function and GLUT call backs</text:p>
      <text:p text:style-name="P14">include/pg-main.h</text:p>
      <text:p text:style-name="P14">pg-main.cpp</text:p>
      <text:p text:style-name="P12"># mesh managements (augmented reality or 3D rendering)</text:p>
      <text:p text:style-name="P14">include/pg-mesh.h</text:p>
      <text:p text:style-name="P14">pg-mesh.cpp</text:p>
      <text:p text:style-name="P13"># messages display</text:p>
      <text:p text:style-name="P14">include/pg-messages.h</text:p>
      <text:p text:style-name="P14">pg-messages.cpp</text:p>
      <text:p text:style-name="P12"># movie and camera streaming</text:p>
      <text:p text:style-name="P14">include/pg-movieCamera.h</text:p>
      <text:p text:style-name="P14">pg-movieCamera.cpp</text:p>
      <text:p text:style-name="P12"># paths record/replay/save</text:p>
      <text:p text:style-name="P14">include/pg-path.h</text:p>
      <text:p text:style-name="P14">pg-path.cpp</text:p>
      <text:p text:style-name="P12"># still image (diaporamas or animated clips)</text:p>
      <text:p text:style-name="P14">include/pg-photoClip.h</text:p>
      <text:p text:style-name="P14">pg-photoClip.cpp</text:p>
      <text:p text:style-name="P12"># multipass GPU rendering</text:p>
      <text:p text:style-name="P14">include/pg-render.h</text:p>
      <text:p text:style-name="P14">pg-render.cpp</text:p>
      <text:p text:style-name="P12"># dynamic variable management through scenes</text:p>
      <text:p text:style-name="P14">include/pg-scenarioDyn.h</text:p>
      <text:p text:style-name="P14">pg-scenarioDyn.cpp</text:p>
      <text:p text:style-name="P12"># multi-scene scenario and resources parsing</text:p>
      <text:p text:style-name="P14">include/pg-scenarioParse.h</text:p>
      <text:p text:style-name="P14">pg-scenarioParse.cpp</text:p>
      <text:p text:style-name="P12"># OSC message execution</text:p>
      <text:p text:style-name="P14">include/pg-script.h</text:p>
      <text:p text:style-name="P14">pg-script.cpp</text:p>
      <text:p text:style-name="P12"># sensor management</text:p>
      <text:p text:style-name="P14">include/pg-sensor.h</text:p>
      <text:p text:style-name="P14">pg-sensor.cpp</text:p>
      <text:p text:style-name="P12"># shader uniforms</text:p>
      <text:p text:style-name="P14">include/pg-shader.h</text:p>
      <text:p text:style-name="P14">pg-shader.cpp</text:p>
      <text:p text:style-name="P12"># texture and FBO loading and allocating</text:p>
      <text:p text:style-name="P14">include/pg-texture.h</text:p>
      <text:p text:style-name="P14">pg-texture.cpp</text:p>
      <text:p text:style-name="P12"># OSC/UDP messages reception/emission</text:p>
      <text:p text:style-name="P14">include/pg-udp.h</text:p>
      <text:p text:style-name="P14">pg-udp.cpp</text:p>
      <text:p text:style-name="P12"># C++ glue</text:p>
      <text:p text:style-name="P14">pg-template.hpp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31T12:03:45.319000000</meta:creation-date>
    <dc:date>2024-09-02T11:57:21.792000000</dc:date>
    <meta:editing-duration>PT56M56S</meta:editing-duration>
    <meta:editing-cycles>4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91" meta:word-count="478" meta:character-count="3661" meta:non-whitespace-character-count="3264"/>
  </office:meta>
</office:document-meta>
</file>